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Gabriola" svg:font-family="Gabriola" style:font-family-generic="decorative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bef6c"/>
    </style:style>
    <style:style style:name="P2" style:family="paragraph" style:parent-style-name="Text_20_body">
      <style:text-properties style:font-name="Caladea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Caladea" officeooo:rsid="001c8d8b" officeooo:paragraph-rsid="001c8d8b"/>
    </style:style>
    <style:style style:name="P4" style:family="paragraph" style:parent-style-name="Text_20_body" style:list-style-name="L2">
      <style:paragraph-properties fo:text-align="justify" style:justify-single-word="false"/>
      <style:text-properties style:font-name="Caladea" officeooo:rsid="001c8d8b" officeooo:paragraph-rsid="001c8d8b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Caladea" officeooo:rsid="001ca35f" officeooo:paragraph-rsid="001ca35f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Caladea" officeooo:rsid="001da127" officeooo:paragraph-rsid="001da127"/>
    </style:style>
    <style:style style:name="P7" style:family="paragraph" style:parent-style-name="Text_20_body">
      <style:paragraph-properties fo:text-align="justify" style:justify-single-word="false"/>
      <style:text-properties style:font-name="Caladea" officeooo:rsid="001da127" officeooo:paragraph-rsid="001da127"/>
    </style:style>
    <style:style style:name="P8" style:family="paragraph" style:parent-style-name="Text_20_body" style:list-style-name="L2">
      <style:paragraph-properties fo:text-align="justify" style:justify-single-word="false"/>
      <style:text-properties style:font-name="Caladea" officeooo:rsid="001e9537" officeooo:paragraph-rsid="001e9537"/>
    </style:style>
    <style:style style:name="T1" style:family="text">
      <style:text-properties style:font-name="Gabriola" fo:font-size="26pt" officeooo:rsid="001c6466" style:font-size-asian="26pt" style:font-size-complex="26pt"/>
    </style:style>
    <style:style style:name="T2" style:family="text">
      <style:text-properties style:font-name="Gabriola" fo:font-size="26pt" officeooo:rsid="001bef6c" style:font-size-asian="26pt" style:font-size-complex="26pt"/>
    </style:style>
    <style:style style:name="T3" style:family="text">
      <style:text-properties style:font-name="Gabriola" fo:font-size="26pt" fo:font-weight="bold" officeooo:rsid="001bef6c" style:font-name-asian="Microsoft YaHei" style:font-size-asian="26pt" style:font-weight-asian="bold" style:font-name-complex="Arial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span text:style-name="T1">Actividades Unidad </text:span><text:span text:style-name="T2">2</text:span><text:span text:style-name="T1">: </text:span><text:span text:style-name="T3">El contrato de trabajo y sus modalidades</text:span></text:p>
      <text:p text:style-name="P2"/>
      <text:list xml:id="list3180534669" text:style-name="L1">
        <text:list-item>
          <text:p text:style-name="P3">¿Pueden trabajar los menores de edad? Razona la respuesta.</text:p>
        </text:list-item>
        <text:list-item>
          <text:p text:style-name="P3">¿Qué es el contrato de puesta a disposición? ¿Quiénes firman dicho contrato? ¿Tiene derecho el trabajador a recibir alguna indemnización cuando finalice el contrato con una ETT?</text:p>
        </text:list-item>
        <text:list-item>
          <text:p text:style-name="P3">Contesta a las siguientes preguntas relacionadas con el periodo de prueba:</text:p>
        </text:list-item>
      </text:list>
      <text:list xml:id="list2802918773" text:style-name="L2">
        <text:list-item>
          <text:list>
            <text:list-item>
              <text:p text:style-name="P4">¿Cuál es el periodo máximo establecido en el Estatuto de los Trabajadores? (TRET)</text:p>
            </text:list-item>
            <text:list-item>
              <text:p text:style-name="P4">¿Tienes derecho a recibir una indemnización si no superas el periodo de prueba?</text:p>
            </text:list-item>
            <text:list-item>
              <text:p text:style-name="P4">Si durante el periodo de prueba la empresa da por terminado el contrato de trabajo, ¿es obligatorio que emita un preaviso al trabajador y que exista una justificación?</text:p>
            </text:list-item>
            <text:list-item>
              <text:p text:style-name="P4">Si el trabajador pone fin al contrato de trabajo durante el periodo de prueba, ¿tiene derecho a recibir el salario de la parte proporcional de vacaciones y pagas extras de los días que haya trabajado?</text:p>
            </text:list-item>
          </text:list>
        </text:list-item>
        <text:list-item>
          <text:p text:style-name="P5">Señala las indemnizaciones de los siguientes contratos de trabajo:</text:p>
          <text:list>
            <text:list-item>
              <text:p text:style-name="P8">Contrato de Obra y Servicio.</text:p>
            </text:list-item>
            <text:list-item>
              <text:p text:style-name="P8">Interinidad.</text:p>
            </text:list-item>
            <text:list-item>
              <text:p text:style-name="P8">Relevo.</text:p>
            </text:list-item>
            <text:list-item>
              <text:p text:style-name="P8">Contrato ETT.</text:p>
            </text:list-item>
          </text:list>
        </text:list-item>
        <text:list-item>
          <text:p text:style-name="P5">Señala el contrato/s más adecuado en cada supuesto:</text:p>
          <text:list>
            <text:list-item>
              <text:p text:style-name="P6">Con Isabel, contratada temporalmente como auxiliar de cocina mientras dura el proceso de selección de una empresa.</text:p>
            </text:list-item>
            <text:list-item>
              <text:p text:style-name="P6">Con Carlos, recién titulado en grado medio, para adquirir la práctica profesional adecuada a su nivel de estudios.</text:p>
            </text:list-item>
            <text:list-item>
              <text:p text:style-name="P6">Con Javier, que reemplaza a Lorenzo, de baja por paternidad.</text:p>
            </text:list-item>
            <text:list-item>
              <text:p text:style-name="P6">Una empresa ha recibido un importante pedido, para hacer frente al mismo, decide contratar durante tres meses a Juan.</text:p>
            </text:list-item>
            <text:list-item>
              <text:p text:style-name="P6">Con Rubén, de 19 años, que carece de cualificación profesional y del título de la ESO y quiere alternar formación y trabajo retribuido.</text:p>
            </text:list-item>
          </text:list>
        </text:list-item>
      </text:list>
      <text:p text:style-name="P7"/>
      <text:list xml:id="list150022677707989" text:continue-numbering="true" text:style-name="L2">
        <text:list-item>
          <text:p text:style-name="P5"><text:soft-page-break/>¿Quién debe registrar el contrato de trabajo?, ¿dónde?, ¿de qué tiempo dispone?</text:p>
        </text:list-item>
        <text:list-item>
          <text:p text:style-name="P5">Define contrato de trabajo.</text:p>
        </text:list-item>
        <text:list-item>
          <text:p text:style-name="P5">Señala las características más relevantes del contrato de interinidad.</text:p>
        </text:list-item>
        <text:list-item>
          <text:p text:style-name="P5">¿Qué contratos pueden celebrarse de palabra?</text:p>
        </text:list-item>
        <text:list-item>
          <text:p text:style-name="P5">¿Cuándo se utiliza el contrato de relevo?</text:p>
        </text:list-item>
        <text:list-item>
          <text:p text:style-name="P5">Señala el contenido mínimo de un contrato de trabajo.</text:p>
        </text:list-item>
        <text:list-item>
          <text:p text:style-name="P5">¿Qué pactos deben realizarse obligatoriamente por escrito?</text:p>
        </text:list-item>
        <text:list-item>
          <text:p text:style-name="P5">Señala los contratos de duración determinad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Gabriola" svg:font-family="Gabriola" style:font-family-generic="decorative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4:34:53.581000000</meta:creation-date>
    <meta:generator>LibreOffice/7.0.1.2$Windows_X86_64 LibreOffice_project/7cbcfc562f6eb6708b5ff7d7397325de9e764452</meta:generator>
    <dc:date>2021-10-04T15:00:21.320000000</dc:date>
    <meta:editing-duration>PT13M4S</meta:editing-duration>
    <meta:editing-cycles>6</meta:editing-cycles>
    <meta:document-statistic meta:table-count="0" meta:image-count="0" meta:object-count="0" meta:page-count="2" meta:paragraph-count="27" meta:word-count="345" meta:character-count="2078" meta:non-whitespace-character-count="1786"/>
  </office:meta>
</office:document-meta>
</file>